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6cm" draw:marker-start-width="0.359cm" draw:marker-end-width="0.359cm" draw:fill-color="#0084d1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svg:stroke-width="0.106cm" draw:marker-start-width="0.359cm" draw:marker-end-width="0.359cm" draw:fill-color="#009933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draw:marker-start-width="0.359cm" draw:marker-end-width="0.359cm" draw:fill-color="#ff9900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svg:stroke-width="0.106cm" draw:marker-start-width="0.359cm" draw:marker-end-width="0.359cm" draw:fill-color="#996600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draw:fill-color="#990099" draw:textarea-vertical-align="middle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-color="#3333ff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95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Bahnschrift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color="#ffffff" fo:font-family="Bahnschrift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font-family="Bahnschrift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ff" fo:font-family="Bahnschrift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2" style:family="text">
      <style:text-properties fo:color="#ffffff" fo:font-family="Bahnschrift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fo:font-family="Bahnschrift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ffffff" fo:font-family="Bahnschrift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ffffff" fo:font-family="Bahnschrift" style:font-family-generic="swiss" style:font-pitch="variable" fo:font-size="16.5pt" fo:font-weight="bold" style:font-size-asian="16.5pt" style:font-weight-asian="bold" style:font-size-complex="16.5pt" style:font-weight-complex="bold"/>
    </style:style>
    <style:style style:name="T6" style:family="text">
      <style:text-properties fo:font-family="Bahnschrift" style:font-family-generic="swiss" style:font-pitch="variable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924cm" svg:height="2.032cm" svg:x="3.315cm" svg:y="4.556cm">
          <text:p text:style-name="P1"><text:span text:style-name="T1">MMR</text:span></text:p>
          <text:p text:style-name="P1"><text:span text:style-name="T2">(Mobile Batch Proc.)</text:span></text:p>
        </draw:rect>
        <draw:rect draw:style-name="gr2" draw:text-style-name="P2" draw:layer="layout" svg:width="15.24cm" svg:height="2.032cm" svg:x="3.286cm" svg:y="6.756cm">
          <text:p text:style-name="P1"><text:span text:style-name="T1">R-MDFS</text:span></text:p>
          <text:p text:style-name="P1"><text:span text:style-name="T3">(Resilient Mobile Distributed File System)</text:span></text:p>
        </draw:rect>
        <draw:rect draw:style-name="gr3" draw:text-style-name="P3" draw:layer="layout" svg:width="7.493cm" svg:height="2.032cm" svg:x="3.286cm" svg:y="8.956cm">
          <text:p text:style-name="P1"><text:span text:style-name="T4">EdgeKeeper</text:span></text:p>
          <text:p text:style-name="P1"><text:span text:style-name="T3"><text:s/></text:span><text:span text:style-name="T5">(Distributed Coordination)</text:span></text:p>
        </draw:rect>
        <draw:rect draw:style-name="gr4" draw:text-style-name="P4" draw:layer="layout" svg:width="15.24cm" svg:height="1.401cm" svg:x="3.286cm" svg:y="11.156cm">
          <text:p text:style-name="P1"><text:span text:style-name="T6">Transport Layer (TCP, UDP)</text:span></text:p>
        </draw:rect>
        <draw:rect draw:style-name="gr4" draw:text-style-name="P4" draw:layer="layout" svg:width="15.24cm" svg:height="1.401cm" svg:x="3.286cm" svg:y="12.757cm">
          <text:p text:style-name="P1"><text:span text:style-name="T6">Network Layer (IP)</text:span></text:p>
        </draw:rect>
        <draw:rect draw:style-name="gr4" draw:text-style-name="P4" draw:layer="layout" svg:width="15.24cm" svg:height="1.401cm" svg:x="3.286cm" svg:y="14.357cm">
          <text:p text:style-name="P1"><text:span text:style-name="T6">MAC Layer (Wi-Fi, LTE etc)</text:span></text:p>
        </draw:rect>
        <draw:rect draw:style-name="gr4" draw:text-style-name="P4" draw:layer="layout" svg:width="15.24cm" svg:height="1.401cm" svg:x="3.286cm" svg:y="15.957cm">
          <text:p text:style-name="P1"><text:span text:style-name="T6">Physical Layer</text:span></text:p>
        </draw:rect>
        <draw:rect draw:style-name="gr5" draw:text-style-name="P2" draw:layer="layout" svg:width="7.493cm" svg:height="2.032cm" svg:x="10.987cm" svg:y="8.956cm">
          <text:p text:style-name="P1"><text:span text:style-name="T1">RSock</text:span></text:p>
          <text:p text:style-name="P1"><text:span text:style-name="T3">(Opportunistic Network)</text:span></text:p>
        </draw:rect>
        <draw:rect draw:style-name="gr6" draw:text-style-name="P2" draw:layer="layout" svg:width="5.011cm" svg:height="2.032cm" svg:x="13.515cm" svg:y="4.556cm">
          <text:p text:style-name="P1"><text:span text:style-name="T1">RShare</text:span></text:p>
          <text:p text:style-name="P1"><text:span text:style-name="T2">(File share app)</text:span></text:p>
        </draw:rect>
        <draw:rect draw:style-name="gr7" draw:text-style-name="P2" draw:layer="layout" svg:width="4.924cm" svg:height="2.032cm" svg:x="8.415cm" svg:y="4.556cm">
          <text:p text:style-name="P1"><text:span text:style-name="T1">MStorm</text:span></text:p>
          <text:p text:style-name="P1"><text:span text:style-name="T2">(Dist. Stream Proc.)</text:span></text:p>
        </draw:rect>
        <draw:frame draw:style-name="gr8" draw:layer="layout" svg:width="0.001cm" svg:height="1.204cm" svg:x="4.937cm" svg:y="5.699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ohammad Sagor</meta:initial-creator>
    <meta:creation-date>2020-05-16T00:53:42.71</meta:creation-date>
    <dc:date>2020-06-29T19:27:43.80</dc:date>
    <dc:creator>Mohammad Sagor</dc:creator>
    <meta:editing-duration>PT51M9S</meta:editing-duration>
    <meta:editing-cycles>16</meta:editing-cycles>
    <meta:generator>OpenOffice/4.1.7$Win32 OpenOffice.org_project/417m1$Build-9800</meta:generator>
    <meta:document-statistic meta:object-count="11"/>
  </office:meta>
</office:document-meta>
</file>